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10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co1" style:family="table-column">
      <style:table-column-properties style:column-width="5.592cm" style:use-optimal-column-width="false"/>
    </style:style>
    <style:style style:name="co2" style:family="table-column">
      <style:table-column-properties style:column-width="7.415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846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3.006cm" svg:height="6.992cm" svg:x="1.663cm" svg:y="9.3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agent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1</text:p>
                <text:p>10.10.24.1</text:p>
                <text:p>10.10.25.1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agent.lab.nsmlab.et.</text:p>
                <text:p>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<text:s/>ssh(22)</text:p>
              </table:table-cell>
            </table:table-row>
            <table:table-row table:style-name="ro2" table:default-cell-style-name="ce1">
              <table:table-cell>
                <text:p>KVM-Switch-Nr.: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006cm" svg:height="5.57cm" svg:x="1.558cm" svg:y="1.8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smith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2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nsmlab.et.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http(80), https(443), ssh(22)</text:p>
              </table:table-cell>
            </table:table-row>
            <table:table-row table:style-name="ro1" table:default-cell-style-name="ce1">
              <table:table-cell>
                <text:p>KVM-Switch-Nr.:</text:p>
              </table:table-cell>
              <table:table-cell>
                <text:p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006cm" svg:height="6.99cm" svg:x="1.102cm" svg:y="19.4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oracle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/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oracle.nsmlab.et.</text:p>
                <text:p>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http(80), https(443), ssh(22)</text:p>
              </table:table-cell>
            </table:table-row>
            <table:table-row table:style-name="ro1" table:default-cell-style-name="ce1">
              <table:table-cell>
                <text:p>KVM-Switch-Nr.: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</draw:page>
      <draw:page draw:name="page2" draw:style-name="dp1" draw:master-page-name="Standard">
        <draw:frame draw:style-name="standard" draw:layer="layout" svg:width="13.006cm" svg:height="6.992cm" svg:x="1.467cm" svg:y="1.1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cypher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16</text:p>
                <text:p>10.10.24.16</text:p>
                <text:p>10.10.25.16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cypher.lab.nsmlab.et.</text:p>
                <text:p>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ssh(22)</text:p>
              </table:table-cell>
            </table:table-row>
            <table:table-row table:style-name="ro2" table:default-cell-style-name="ce1">
              <table:table-cell>
                <text:p>KVM-Switch-Nr.:</text:p>
              </table:table-cell>
              <table:table-cell>
                <text:p>4-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006cm" svg:height="6.99cm" svg:x="1.657cm" svg:y="10.5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huntin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/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huntin.lab.nsmlab.et.</text:p>
                <text:p>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/>
            </table:table-row>
            <table:table-row table:style-name="ro2" table:default-cell-style-name="ce1">
              <table:table-cell>
                <text:p>KVM-Switch-Nr.:</text:p>
              </table:table-cell>
              <table:table-cell>
                <text:p>4-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006cm" svg:height="6.99cm" svg:x="1.473cm" svg:y="19.5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ostseestadion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5.2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ostseestadion.lab.</text:p>
                <text:p>nsmlab.et.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/>
            </table:table-row>
            <table:table-row table:style-name="ro2" table:default-cell-style-name="ce1">
              <table:table-cell>
                <text:p>KVM-Switch-Nr.:</text:p>
              </table:table-cell>
              <table:table-cell>
                <text:p>3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3" draw:style-name="dp1" draw:master-page-name="Standard">
        <draw:frame draw:style-name="standard" draw:layer="layout" svg:width="13.006cm" svg:height="6.991cm" svg:x="1.101cm" svg:y="1.1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apu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5</text:p>
                <text:p>193.175.118.12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mmt.et.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http(80), Jini(12345), ssh(22)</text:p>
              </table:table-cell>
            </table:table-row>
            <table:table-row table:style-name="ro1" table:default-cell-style-name="ce1">
              <table:table-cell>
                <text:p>KVM-Switch-Nr.:</text:p>
              </table:table-cell>
              <table:table-cell>
                <text:p>4-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006cm" svg:height="6.991cm" svg:x="1.022cm" svg:y="10.0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barney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4</text:p>
                <text:p>193.175.118.39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barney.et.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https(443), ssh(22)</text:p>
                <text:p>OnkoNET(8080)</text:p>
              </table:table-cell>
            </table:table-row>
            <table:table-row table:style-name="ro1" table:default-cell-style-name="ce1">
              <table:table-cell>
                <text:p>KVM-Switch-Nr.: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006cm" svg:height="6.991cm" svg:x="0.906cm" svg:y="19.2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moe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3</text:p>
                <text:p>193.175.118.38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moe.et.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http(80), https(443), ssh(22)</text:p>
              </table:table-cell>
            </table:table-row>
            <table:table-row table:style-name="ro1" table:default-cell-style-name="ce1">
              <table:table-cell>
                <text:p>KVM-Switch-Nr.:</text:p>
              </table:table-cell>
              <table:table-cell>
                <text:p>2</text:p>
              </table:table-cell>
            </table:table-row>
          </table:table>
          <draw:image xlink:href="Pictures/TablePreview9.svm" xlink:type="simple" xlink:show="embed" xlink:actuate="onLoad"/>
        </draw:frame>
      </draw:page>
      <draw:page draw:name="page4" draw:style-name="dp1" draw:master-page-name="Standard">
        <draw:frame draw:style-name="standard" draw:layer="layout" svg:width="13.006cm" svg:height="6.99cm" svg:x="1.555cm" svg:y="1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athos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6</text:p>
                <text:p>193.175.118.13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athos.et.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http(80), ssh(22)</text:p>
              </table:table-cell>
            </table:table-row>
            <table:table-row table:style-name="ro1" table:default-cell-style-name="ce1">
              <table:table-cell>
                <text:p>KVM-Switch-Nr.: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22T10:24:42</meta:creation-date>
    <dc:date>2010-02-23T12:05:55</dc:date>
    <meta:editing-duration>PT00H41M59S</meta:editing-duration>
    <meta:editing-cycles>7</meta:editing-cycles>
    <meta:generator>OpenOffice.org/3.1$Unix OpenOffice.org_project/310m19$Build-9420</meta:generator>
    <meta:document-statistic meta:object-count="10"/>
  </office:meta>
</office:document-meta>
</file>